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f914" officeooo:paragraph-rsid="001cf914"/>
    </style:style>
    <style:style style:name="P2" style:family="paragraph" style:parent-style-name="Standard">
      <style:text-properties officeooo:rsid="001d70a1" officeooo:paragraph-rsid="001d70a1"/>
    </style:style>
    <style:style style:name="P3" style:family="paragraph" style:parent-style-name="Standard">
      <style:text-properties officeooo:rsid="001ddd23" officeooo:paragraph-rsid="001ddd23"/>
    </style:style>
    <style:style style:name="P4" style:family="paragraph" style:parent-style-name="Standard">
      <style:text-properties officeooo:rsid="001ddd23" officeooo:paragraph-rsid="001f4241"/>
    </style:style>
    <style:style style:name="P5" style:family="paragraph" style:parent-style-name="Standard">
      <style:text-properties officeooo:rsid="001fc156" officeooo:paragraph-rsid="001fc156"/>
    </style:style>
    <style:style style:name="P6" style:family="paragraph" style:parent-style-name="Standard">
      <style:text-properties officeooo:rsid="001fc156" officeooo:paragraph-rsid="00235aab"/>
    </style:style>
    <style:style style:name="P7" style:family="paragraph" style:parent-style-name="Standard">
      <style:text-properties officeooo:rsid="00207855" officeooo:paragraph-rsid="00207855"/>
    </style:style>
    <style:style style:name="P8" style:family="paragraph" style:parent-style-name="Standard">
      <style:text-properties officeooo:rsid="00232484" officeooo:paragraph-rsid="00232484"/>
    </style:style>
    <style:style style:name="P9" style:family="paragraph" style:parent-style-name="Standard">
      <style:text-properties officeooo:rsid="00235aab" officeooo:paragraph-rsid="00235aab"/>
    </style:style>
    <style:style style:name="P10" style:family="paragraph" style:parent-style-name="Standard">
      <style:text-properties officeooo:rsid="0023eff7" officeooo:paragraph-rsid="0023eff7"/>
    </style:style>
    <style:style style:name="P11" style:family="paragraph" style:parent-style-name="Standard">
      <style:text-properties officeooo:rsid="0025d1e7" officeooo:paragraph-rsid="0025d1e7"/>
    </style:style>
    <style:style style:name="P12" style:family="paragraph" style:parent-style-name="Standard">
      <style:text-properties officeooo:rsid="0026099d" officeooo:paragraph-rsid="0026099d"/>
    </style:style>
    <style:style style:name="P13" style:family="paragraph" style:parent-style-name="Standard">
      <style:text-properties officeooo:rsid="0026b7aa" officeooo:paragraph-rsid="0026b7aa"/>
    </style:style>
    <style:style style:name="P14" style:family="paragraph" style:parent-style-name="Standard" style:list-style-name="L1">
      <style:text-properties officeooo:rsid="001cf914" officeooo:paragraph-rsid="001cf914"/>
    </style:style>
    <style:style style:name="P15" style:family="paragraph" style:parent-style-name="Standard" style:list-style-name="L2">
      <style:text-properties officeooo:rsid="001ddd23" officeooo:paragraph-rsid="001f4241"/>
    </style:style>
    <style:style style:name="P16" style:family="paragraph" style:parent-style-name="Standard" style:list-style-name="L3">
      <style:text-properties officeooo:rsid="001ddd23" officeooo:paragraph-rsid="001ddd23"/>
    </style:style>
    <style:style style:name="P17" style:family="paragraph" style:parent-style-name="Standard">
      <style:text-properties fo:font-style="normal" officeooo:rsid="00232484" officeooo:paragraph-rsid="00232484" style:font-style-asian="normal" style:font-style-complex="normal"/>
    </style:style>
    <style:style style:name="P18" style:family="paragraph" style:parent-style-name="Standard" style:list-style-name="L4">
      <style:text-properties officeooo:rsid="0025d1e7" officeooo:paragraph-rsid="0025d1e7"/>
    </style:style>
    <style:style style:name="P19" style:family="paragraph" style:parent-style-name="Standard">
      <style:text-properties officeooo:rsid="0026099d" officeooo:paragraph-rsid="0026099d"/>
    </style:style>
    <style:style style:name="P20" style:family="paragraph" style:parent-style-name="Standard">
      <style:text-properties officeooo:rsid="002a2fa7" officeooo:paragraph-rsid="002a2fa7"/>
    </style:style>
    <style:style style:name="P21" style:family="paragraph" style:parent-style-name="Standard">
      <style:text-properties officeooo:rsid="002ae857" officeooo:paragraph-rsid="002ae857"/>
    </style:style>
    <style:style style:name="P22" style:family="paragraph" style:parent-style-name="Standard">
      <style:text-properties officeooo:rsid="002b74d6" officeooo:paragraph-rsid="002b74d6"/>
    </style:style>
    <style:style style:name="P23" style:family="paragraph" style:parent-style-name="Standard" style:list-style-name="L5">
      <style:text-properties officeooo:rsid="002b74d6" officeooo:paragraph-rsid="002b74d6"/>
    </style:style>
    <style:style style:name="T1" style:family="text">
      <style:text-properties officeooo:rsid="001d70a1"/>
    </style:style>
    <style:style style:name="T2" style:family="text">
      <style:text-properties officeooo:rsid="001f4241"/>
    </style:style>
    <style:style style:name="T3" style:family="text">
      <style:text-properties officeooo:rsid="00224f80"/>
    </style:style>
    <style:style style:name="T4" style:family="text">
      <style:text-properties fo:font-style="italic" style:font-style-asian="italic" style:font-style-complex="italic"/>
    </style:style>
    <style:style style:name="T5" style:family="text">
      <style:text-properties fo:font-style="italic" officeooo:rsid="0026099d" style:font-style-asian="italic" style:font-style-complex="italic"/>
    </style:style>
    <style:style style:name="T6" style:family="text">
      <style:text-properties fo:font-style="normal" style:font-style-asian="normal" style:font-style-complex="normal"/>
    </style:style>
    <style:style style:name="T7" style:family="text">
      <style:text-properties officeooo:rsid="0026b0ae"/>
    </style:style>
    <style:style style:name="T8" style:family="text">
      <style:text-properties officeooo:rsid="002ae85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hapter 1</text:p>
      <text:p text:style-name="P1"/>
      <text:p text:style-name="P1">shell: het programma dat commando's interpreteerd</text:p>
      <text:p text:style-name="P1">streams, pipes, redirects</text:p>
      <text:p text:style-name="P1"/>
      <text:p text:style-name="P1">environment variables</text:p>
      <text:p text:style-name="P1"/>
      <text:p text:style-name="P1">Shells:</text:p>
      <text:list xml:id="list8476568461701960298" text:style-name="L1">
        <text:list-item>
          <text:p text:style-name="P14">bash - Bourne Again Shell, meest gebruikte linux shell (gebaseerd op vroege Unix Bourne shell)</text:p>
        </text:list-item>
        <text:list-item>
          <text:p text:style-name="P14">bsh - symbolic link naar bash</text:p>
        </text:list-item>
        <text:list-item>
          <text:p text:style-name="P14">tcsh - gebaseerd op de vroegere csh</text:p>
        </text:list-item>
        <text:list-item>
          <text:p text:style-name="P14">csh - C-shell</text:p>
        </text:list-item>
        <text:list-item>
          <text:p text:style-name="P14">ksh - ksh Korn Shell (beste van csh en bash)</text:p>
        </text:list-item>
        <text:list-item>
          <text:p text:style-name="P14">zsh - gaat verder dan ksh</text:p>
        </text:list-item>
      </text:list>
      <text:p text:style-name="P1"/>
      <text:p text:style-name="P1">/<text:span text:style-name="T1">bin/sh is een symbolic link naar de huidige gebruikte shell</text:span></text:p>
      <text:p text:style-name="P2"/>
      <text:p text:style-name="P2">dion@dionysos:~$ ls -l /bin/sh </text:p>
      <text:p text:style-name="P2">lrwxrwxrwx 1 root root 4 May 16 18:19 /bin/sh -&gt; dash</text:p>
      <text:p text:style-name="P1"/>
      <text:p text:style-name="P2">dion@dionysos:~$ env | grep -i shell </text:p>
      <text:p text:style-name="P2">SHELL=/bin/bash </text:p>
      <text:p text:style-name="P2"/>
      <text:p text:style-name="P2">dion@dionysos:/bin$ /bin/dash </text:p>
      <text:p text:style-name="P2">$ exit </text:p>
      <text:p text:style-name="P2">dion@dionysos:/bin$ </text:p>
      <text:p text:style-name="P2"/>
      <text:p text:style-name="P3">In een shell kan je text-commando's geven en met 'enter' bevestig ze je</text:p>
      <text:p text:style-name="P3"/>
      <text:p text:style-name="P3">In een teks gebaseerde Linux (bijvoorbeeld een server), kom je meteen binnen op de shell.</text:p>
      <text:p text:style-name="P3"/>
      <text:p text:style-name="P4">Heb je een GUI (Graphical User Interface), dan moet je eerst een zogenaamd terminal-programma opstarten <text:span text:style-name="T2">dat een shell draait</text:span></text:p>
      <text:list xml:id="list6850747895546118315" text:style-name="L2">
        <text:list-item>
          <text:p text:style-name="P15">xterm (basaal)</text:p>
        </text:list-item>
      </text:list>
      <text:list xml:id="list7644747931572235896" text:style-name="L3">
        <text:list-item>
          <text:p text:style-name="P16">gnome-terminal (voor de GNOME desktops)</text:p>
        </text:list-item>
        <text:list-item>
          <text:p text:style-name="P16">konsole (voor de KDE desktops)</text:p>
        </text:list-item>
      </text:list>
      <text:p text:style-name="P3"/>
      <text:p text:style-name="P5">Interne en externe commando's:</text:p>
      <text:p text:style-name="P5"/>
      <text:p text:style-name="P5">Interne commando's zitten in de shell ingebakken.</text:p>
      <text:p text:style-name="P5">Externe commando's zijn buiten de shell draaien (of nog later zijn geinstalleerd)</text:p>
      <text:p text:style-name="P5"/>
      <text:p text:style-name="P5">De hoofd directory is / dit is de zgn. root directory (niet te verwarren met de user 'root')</text:p>
      <text:p text:style-name="P5"/>
      <text:p text:style-name="P5">Met 'pwd' (Print Working Directory)</text:p>
      <text:p text:style-name="P5"><text:s/>laat je de directory zien waar je nu bent.</text:p>
      <text:p text:style-name="P5"/>
      <text:p text:style-name="P5">dion@laptop:~$ pwd </text:p>
      <text:p text:style-name="P5">/home/dion </text:p>
      <text:p text:style-name="P5"/>
      <text:p text:style-name="P9">'ls' laat een 'lijst' zien van bestanden en directories.</text:p>
      <text:p text:style-name="P9"><text:soft-page-break/></text:p>
      <text:p text:style-name="P9">dion@laptop:~$ ls </text:p>
      <text:p text:style-name="P9">aptana <text:s text:c="2"/>Documents <text:s/>ISO <text:s text:c="3"/>Pictures <text:s/>Templates <text:s/>VirtualBox VMs </text:p>
      <text:p text:style-name="P9">Desktop <text:s/>Downloads <text:s/>Music <text:s/>Public <text:s text:c="3"/>Videos </text:p>
      <text:p text:style-name="P6"/>
      <text:p text:style-name="P5">Met 'cd' (Change Directory) kunnen we naar een andere directory:</text:p>
      <text:p text:style-name="P5"/>
      <text:p text:style-name="P5">dion@laptop:~$ cd / </text:p>
      <text:p text:style-name="P5">dion@laptop:/$ pwd </text:p>
      <text:p text:style-name="P5">/ </text:p>
      <text:p text:style-name="P9">dion@laptop:/$ ls </text:p>
      <text:p text:style-name="P9">aan <text:s text:c="3"/>dev <text:s text:c="8"/>initrd.img.old <text:s/>media <text:s/>proc <text:s/>srv <text:s/>var </text:p>
      <text:p text:style-name="P9">bin <text:s text:c="3"/>etc <text:s text:c="8"/>lib <text:s text:c="12"/>mnt <text:s text:c="3"/>root <text:s/>sys <text:s/>vmlinuz </text:p>
      <text:p text:style-name="P9">boot <text:s text:c="2"/>home <text:s text:c="7"/>lib64 <text:s text:c="10"/>mroot <text:s/>run <text:s text:c="2"/>tmp <text:s/>vmlinuz.old </text:p>
      <text:p text:style-name="P9">cdrom <text:s/>initrd.img <text:s/>lost+found <text:s text:c="5"/>opt <text:s text:c="3"/>sbin <text:s/>usr </text:p>
      <text:p text:style-name="P5"/>
      <text:p text:style-name="P5">Je eigen persoonlijke directory is de 'home' directory. In mijn geval '/home/dion' te benaderen via:</text:p>
      <text:p text:style-name="P5"/>
      <text:p text:style-name="P5">dion@laptop:/$ cd / </text:p>
      <text:p text:style-name="P5">dion@laptop:/$ cd home </text:p>
      <text:p text:style-name="P5">dion@laptop:/home$ cd dion </text:p>
      <text:p text:style-name="P5">dion@laptop:~$ pwd </text:p>
      <text:p text:style-name="P5">/home/dion </text:p>
      <text:p text:style-name="P5">dion@laptop:~$ cd / </text:p>
      <text:p text:style-name="P5">dion@laptop:/$ pwd </text:p>
      <text:p text:style-name="P5">/ </text:p>
      <text:p text:style-name="P5">dion@laptop:/$ cd home/dion </text:p>
      <text:p text:style-name="P5">dion@laptop:~$ pwd </text:p>
      <text:p text:style-name="P5">/home/dion </text:p>
      <text:p text:style-name="P5">dion@laptop:~$ cd home/dion </text:p>
      <text:p text:style-name="P5">bash: cd: home/dion: No such file or directory </text:p>
      <text:p text:style-name="P5">dion@laptop:~$ cd / </text:p>
      <text:p text:style-name="P5">dion@laptop:/$ cd ~ </text:p>
      <text:p text:style-name="P5">dion@laptop:~$ pwd </text:p>
      <text:p text:style-name="P5">/home/dion </text:p>
      <text:p text:style-name="P5"/>
      <text:p text:style-name="P7">Je ziet boven dat '~' (een tilde) een handige manier is om bij je eigen home directory te komen.</text:p>
      <text:p text:style-name="P5"/>
      <text:p text:style-name="P7"><text:span text:style-name="T3">B</text:span>egin je je cd commando met '/' dan begin je vanuit de root directory, anders vanuit de directory waar je je bevindt.</text:p>
      <text:p text:style-name="P7"/>
      <text:p text:style-name="P8">'echo' laat je iets uitprinten:</text:p>
      <text:p text:style-name="P8"/>
      <text:p text:style-name="P8">dion@laptop:~$ echo Hallo </text:p>
      <text:p text:style-name="P8">Hallo</text:p>
      <text:p text:style-name="P8"/>
      <text:p text:style-name="P8">'exit' en 'logout' eindigen een shell. Probeer dat maar eens in je terminal.</text:p>
      <text:p text:style-name="P8"/>
      <text:p text:style-name="P8">'exec' draait een programma. bv 'exec <text:span text:style-name="T4">programma</text:span><text:span text:style-name="T6">' start 'programma'. Echter wordt niet een apart (extra) proces gestart, maar het nieuwe process vervangt de 'shell'.</text:span></text:p>
      <text:p text:style-name="P8"/>
      <text:p text:style-name="P17">Voorbeeld, we starten het programma 'bash':</text:p>
      <text:p text:style-name="P8"><text:soft-page-break/></text:p>
      <text:p text:style-name="P17">dion@laptop:~$ /bin/bash </text:p>
      <text:p text:style-name="P17">dion@laptop:~$ exit </text:p>
      <text:p text:style-name="P17">exit </text:p>
      <text:p text:style-name="P17">dion@laptop:~$ exec /bin/bash </text:p>
      <text:p text:style-name="P17">dion@laptop:~$ exit </text:p>
      <text:p text:style-name="P8"/>
      <text:p text:style-name="P8">'time' geeft aan hoe lang het duurt voor een commando uit te voeren.</text:p>
      <text:p text:style-name="P8"/>
      <text:p text:style-name="P8">dion@laptop:~$ time pwd </text:p>
      <text:p text:style-name="P8">/home/dion </text:p>
      <text:p text:style-name="P8"/>
      <text:p text:style-name="P8">real<text:tab/>0m0.000s </text:p>
      <text:p text:style-name="P8">user<text:tab/>0m0.000s </text:p>
      <text:p text:style-name="P8">sys<text:tab/>0m0.000s </text:p>
      <text:p text:style-name="P8">dion@laptop:~$ time /bin/bash </text:p>
      <text:p text:style-name="P8">dion@laptop:~$ exit </text:p>
      <text:p text:style-name="P8">exit </text:p>
      <text:p text:style-name="P8"/>
      <text:p text:style-name="P8">real<text:tab/>0m2.425s </text:p>
      <text:p text:style-name="P8">user<text:tab/>0m0.047s </text:p>
      <text:p text:style-name="P8">sys<text:tab/>0m0.014s </text:p>
      <text:p text:style-name="P8"/>
      <text:p text:style-name="P9">'set' geeft instelligen gerelateerd aan de 'bash' omgeving.</text:p>
      <text:p text:style-name="P9"/>
      <text:p text:style-name="P9">Probeer maar...</text:p>
      <text:p text:style-name="P9"/>
      <text:p text:style-name="P9">Als je een programma start dan moet deze normaliter samen met het programma de directory aangeven waar deze staat.</text:p>
      <text:p text:style-name="P9"/>
      <text:p text:style-name="P9">Dus officieel is het '/bin/pwd' ipv 'pwd'.</text:p>
      <text:p text:style-name="P9"/>
      <text:p text:style-name="P10">Als je '/bin/pwd' weet je zeker dat je het goede programma te pakken heeft, want anders zou het een <text:s/>ander programma kunnen zijn ook 'pwd' heet en in dezelfde directory zit waar je nu bent.</text:p>
      <text:p text:style-name="P9"/>
      <text:p text:style-name="P9">Je kan in de variabele 'PATH' ook andere directories aangeven zodat je voor programma's in die directories niet het hele pad hoeft op te geven. Een variabele is een bepaalde naam in een computer die een waarde kan bevatten. Deze staan hier:</text:p>
      <text:p text:style-name="P9"/>
      <text:p text:style-name="P9">dion@laptop:~$ env | grep -i path </text:p>
      <text:p text:style-name="P9">DEFAULTS_PATH=/usr/share/gconf/default.default.path </text:p>
      <text:p text:style-name="P9">PATH=/usr/local/sbin:/usr/local/bin:/usr/sbin:/usr/bin:/sbin:/bin:/usr/games:/usr/local/games </text:p>
      <text:p text:style-name="P9">MANDATORY_PATH=/usr/share/gconf/default.mandatory.path </text:p>
      <text:p text:style-name="P9">WINDOWPATH=7 </text:p>
      <text:p text:style-name="P9"/>
      <text:p text:style-name="P9">Je ziet dat de variabele 'PATH' de waarde heeft '/usr/local/sbin:/usr/local/bin:/usr/sbin:/usr/bin:/sbin:/bin:/usr/games:/usr/local/games </text:p>
      <text:p text:style-name="P9">MANDATORY_PATH=/usr/share/gconf/default.mandatory.path '</text:p>
      <text:p text:style-name="P9"/>
      <text:p text:style-name="P9">Je kan variabelen ook met 'echo' laten zien. Je moet dan wel echter een '$' teken ervoor zetten om aan te geven dat het om een variabele gaat:</text:p>
      <text:p text:style-name="P9"/>
      <text:p text:style-name="P9"><text:soft-page-break/>dion@laptop:~$ echo PATH </text:p>
      <text:p text:style-name="P9">PATH </text:p>
      <text:p text:style-name="P9">dion@laptop:~$ echo $PATH </text:p>
      <text:p text:style-name="P9">/usr/local/sbin:/usr/local/bin:/usr/sbin:/usr/bin:/sbin:/bin:/usr/games:/usr/local/games </text:p>
      <text:p text:style-name="P9"/>
      <text:p text:style-name="P11">Als je bv. '<text:span text:style-name="T4">programm</text:span><text:span text:style-name="T5">a</text:span>' intypt zonder directory, dan:</text:p>
      <text:list xml:id="list662539329454297004" text:style-name="L4">
        <text:list-item>
          <text:p text:style-name="P18">wordt er eerst gekeken of het een intern programma is</text:p>
        </text:list-item>
        <text:list-item>
          <text:p text:style-name="P18">anders wordt gekeken of er een programma bestaat in de directories van $PATH</text:p>
        </text:list-item>
      </text:list>
      <text:p text:style-name="P11"/>
      <text:p text:style-name="P12">Wil je een programma uitvoeren die geen intern programma is en ook niet in een $PATH directories staat dan moet je zoals normaal de directory uitvoeren. Zit je al in de goede directory dan kan je ook './<text:span text:style-name="T4">programma</text:span>' gebruiken. Een punt <text:span text:style-name="T7">gevolgd door een slash </text:span>'./' geeft de huidige directoy weer.</text:p>
      <text:p text:style-name="P12"/>
      <text:p text:style-name="P20">Je kan alles wat je ingetypt hebt terughalen met 'history':</text:p>
      <text:p text:style-name="P20">Met pijltje omhoog ga je steeds een commando terug, en met pijltje omlaag ga je weer een commando verder. </text:p>
      <text:p text:style-name="P20"/>
      <text:p text:style-name="P20">Met CTRL-R kan je reverse zoeken in de commando's: <text:span text:style-name="T8">Type de lettercombi de uniek is voor een commando wat je ooit ingevoerd hebt en je vind de commando's terug. Met CTRL-S kan je weer verder zoeken. Wil je uit deze setting dan kan dat met CTRL-G.</text:span></text:p>
      <text:p text:style-name="P20"/>
      <text:p text:style-name="P22">Je kan ook 'history' intypen en je ziet alle commando's die je ingetypt hebt. Met uitroepteken) en het cijfer dat daarvoor staat kan je het commando meteen uitvoeren. Met 'history -c' kan je de history leeg halen (als je bijvoorbeeld een paswoord hebt ingevoerd).</text:p>
      <text:p text:style-name="P22"/>
      <text:p text:style-name="P22">dion@laptop:~$ pwd</text:p>
      <text:p text:style-name="P22">/home/dion</text:p>
      <text:p text:style-name="P22">dion@laptop:~$ echo hallo</text:p>
      <text:p text:style-name="P22">hallo</text:p>
      <text:p text:style-name="P22">dion@laptop:~$ history</text:p>
      <text:p text:style-name="P22"><text:s/>1035 <text:s/>pwd</text:p>
      <text:p text:style-name="P22"><text:s/>1036 <text:s/>echo hallo</text:p>
      <text:p text:style-name="P22"><text:s/>1037 <text:s/>history</text:p>
      <text:p text:style-name="P22">dion@laptop:~$ !1036</text:p>
      <text:p text:style-name="P22">echo hallo</text:p>
      <text:p text:style-name="P22">hallo</text:p>
      <text:p text:style-name="P22">dion@laptop:~$ history -c</text:p>
      <text:p text:style-name="P22">dion@laptop:~$ history</text:p>
      <text:p text:style-name="P22"><text:s/>1035 <text:s/>history</text:p>
      <text:p text:style-name="P22"/>
      <text:p text:style-name="P22">Met 'cat' kan je textfiles bekijken (er is ook nog 'more' &amp; 'less').</text:p>
      <text:p text:style-name="P22"/>
      <text:p text:style-name="P22">Deze hele history staat in de textfile '.bash_history' in je home directory. Je ziet de file niet staan met 'ls', omdat bestanden beginnen met een punt '.' verborgen bestanden zijn.</text:p>
      <text:p text:style-name="P22"/>
      <text:p text:style-name="P22">dion@laptop:~$ cat ~/.bash_history</text:p>
      <text:p text:style-name="P22"/>
      <text:p text:style-name="P22"/>
      <text:p text:style-name="P20"/>
      <text:p text:style-name="P21">CTRL-A vervoert cursor begin van de regel</text:p>
      <text:p text:style-name="P21">CTRL-E vervoert de cursor aan het eind begin van de regel</text:p>
      <text:p text:style-name="P21">END vervoert de cursor naar het einde van de regel</text:p>
      <text:p text:style-name="P21"><text:soft-page-break/>CTRL+LINKS, CTRL+RECHTS springt een woord naar links of rechts</text:p>
      <text:p text:style-name="P21">CTRL-D of 'Delete' verwijdert de tekst op de cursor.</text:p>
      <text:p text:style-name="P21">'Backspace' verwijdert de karakter links van de cursor.</text:p>
      <text:p text:style-name="P21">CTRL-K verwijdert alles rechts van de cursor.</text:p>
      <text:p text:style-name="P21">CTRL-X met 'Backspace' verwijdert alles links van de cursor.</text:p>
      <text:p text:style-name="P21">CTRL-T (transpose) verwisselt de karakter met het karakter links ervan (ik denk voor mensen met veel typo's)</text:p>
      <text:p text:style-name="P21">ESC, U (uppercase) converteert alles rechts van het woord naar uppercase (hoofdletter)</text:p>
      <text:p text:style-name="P21">ESC, L (lowercase) converteert alles rechts van het woord naar lowercase (kleine letter)</text:p>
      <text:p text:style-name="P22">CTRL+C kan je een programma eindigen waar die je niet af kan sluiten.</text:p>
      <text:p text:style-name="P21"/>
      <text:p text:style-name="P22">CTRL+X, CTRL+E opent de regel met en text-editor die gedefinieerd staat in $FCEDIT or $EDITOR</text:p>
      <text:p text:style-name="P22"/>
      <text:p text:style-name="P22">Je hebt de volgende belangrijke editors:</text:p>
      <text:list xml:id="list3986209684525173070" text:style-name="L5">
        <text:list-item>
          <text:p text:style-name="P23">VI</text:p>
        </text:list-item>
        <text:list-item>
          <text:p text:style-name="P23">VIM (VI iMproved)</text:p>
        </text:list-item>
        <text:list-item>
          <text:p text:style-name="P23">Emacs</text:p>
        </text:list-item>
        <text:list-item>
          <text:p text:style-name="P23">nano</text:p>
        </text:list-item>
      </text:list>
      <text:p text:style-name="P22"/>
      <text:p text:style-name="P22">dion@laptop:/$ echo $FCEDIT</text:p>
      <text:p text:style-name="P22"></text:p>
      <text:p text:style-name="P22">dion@laptop:/$ echo $EDITOR</text:p>
      <text:p text:style-name="P22"></text:p>
      <text:p text:style-name="P22">dion@laptop:/$ </text:p>
      <text:p text:style-name="P22"></text:p>
      <text:p text:style-name="P22"/>
      <text:p text:style-name="P22"/>
      <text:p text:style-name="P22"/>
      <text:p text:style-name="P21"/>
      <text:p text:style-name="P20"/>
      <text:p text:style-name="P20"/>
      <text:p text:style-name="P20"/>
      <text:p text:style-name="P20"/>
      <text:p text:style-name="P12"/>
      <text:p text:style-name="P20">Command completion. Met gebruik van de 'tab'-toets kan je commando's of namen van directories en files afmaken. Als je een karakter geef ten dan 'tab' dan krijg je alle resultaten die beginnen met dat karakter. Heb je twee karakters, dan krijg je alle resultaten die beginnen met die twee letters totdat er maar een resultaat is en dan kan je met 'tab' het commando, filenaam of directorynaam afmaken.</text:p>
      <text:p text:style-name="P20"/>
      <text:p text:style-name="P20">dion@laptop:~$ h&lt;tab&gt;</text:p>
      <text:p text:style-name="P20">h2ph <text:s text:c="18"/>hipercdecode <text:s text:c="10"/>hp-levels</text:p>
      <text:p text:style-name="P20">h2xs <text:s text:c="18"/>hipstopgm <text:s text:c="13"/>hp-logcapture</text:p>
      <text:p text:style-name="P20">halt <text:s text:c="18"/>history <text:s text:c="15"/>hp-makeuri</text:p>
      <text:p text:style-name="P20">hardening-check <text:s text:c="7"/>host <text:s text:c="18"/>hp-pkservice</text:p>
      <text:p text:style-name="P20">hash <text:s text:c="18"/>hostid <text:s text:c="16"/>hp-plugin</text:p>
      <text:p text:style-name="P20">hbpldecode <text:s text:c="12"/>hostname <text:s text:c="14"/>hp-plugin-ubuntu</text:p>
      <text:p text:style-name="P20">hciattach <text:s text:c="13"/>hostnamectl <text:s text:c="11"/>hp-probe</text:p>
      <text:p text:style-name="P20">hciconfig <text:s text:c="13"/>hp-align <text:s text:c="14"/>hp-query</text:p>
      <text:p text:style-name="P20">hciemu <text:s text:c="16"/>hp-check <text:s text:c="14"/>hp-scan</text:p>
      <text:p text:style-name="P20">hcitool <text:s text:c="15"/>hp-clean <text:s text:c="14"/>hp-setup</text:p>
      <text:p text:style-name="P20"><text:soft-page-break/>hd <text:s text:c="20"/>hp-colorcal <text:s text:c="11"/>hpssd</text:p>
      <text:p text:style-name="P20">hdparm <text:s text:c="16"/>hp-config_usb_printer <text:s/>hp-testpage</text:p>
      <text:p text:style-name="P20">head <text:s text:c="18"/>hp-doctor <text:s text:c="13"/>hp-timedate</text:p>
      <text:p text:style-name="P20">help <text:s text:c="18"/>hp-firmware <text:s text:c="11"/>hp-unload</text:p>
      <text:p text:style-name="P20">helpztags <text:s text:c="13"/>hp-hpdio <text:s text:c="14"/>hwclock</text:p>
      <text:p text:style-name="P20">hexdump <text:s text:c="15"/>hp-info <text:s text:c="5"/></text:p>
      <text:p text:style-name="P12"/>
      <text:p text:style-name="P20">dion@laptop:~$ hi&lt;tab&gt;</text:p>
      <text:p text:style-name="P20">hipercdecode <text:s/>hipstopgm <text:s text:c="4"/>history</text:p>
      <text:p text:style-name="P20"/>
      <text:p text:style-name="P20">dion@laptop:~$ his&lt;tab&gt; </text:p>
      <text:p text:style-name="P20">dion@laptop:~$ history</text:p>
      <text:p text:style-name="P20"/>
      <text:p text:style-name="P20">Nu met directory of filenames:</text:p>
      <text:p text:style-name="P20"/>
      <text:p text:style-name="P20">dion@laptop:/$ cd /</text:p>
      <text:p text:style-name="P20">dion@laptop:/$ ls m&lt;tab&gt;</text:p>
      <text:p text:style-name="P20">media/ mnt/ <text:s text:c="2"/>mroot/ </text:p>
      <text:p text:style-name="P20">dion@laptop:/$ ls me&lt;tab&gt;</text:p>
      <text:p text:style-name="P20">dion@laptop:/$ ls media</text:p>
      <text:p text:style-name="P20"/>
      <text:p text:style-name="P20"/>
      <text:p text:style-name="P8"/>
      <text:p text:style-name="P8"/>
      <text:p text:style-name="P8"/>
      <text:p text:style-name="P17"/>
      <text:p text:style-name="P8"/>
      <text:p text:style-name="P17"/>
      <text:p text:style-name="P8"/>
      <text:p text:style-name="P17"/>
      <text:p text:style-name="P8"/>
      <text:p text:style-name="P8"/>
      <text:p text:style-name="P8"/>
      <text:p text:style-name="P8"/>
      <text:p text:style-name="P5"/>
      <text:p text:style-name="P5"/>
      <text:p text:style-name="P5"/>
      <text:p text:style-name="P5"/>
      <text:p text:style-name="P5"/>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on Dresschers</meta:initial-creator>
    <meta:creation-date>2014-08-09T06:42:19.660418396</meta:creation-date>
    <meta:generator>LibreOffice/4.2.4.2$Linux_X86_64 LibreOffice_project/420m0$Build-2</meta:generator>
    <dc:date>2014-08-10T10:18:39.376076696</dc:date>
    <dc:creator>Dion Dresschers</dc:creator>
    <meta:editing-duration>PT2H20M</meta:editing-duration>
    <meta:editing-cycles>15</meta:editing-cycles>
    <meta:document-statistic meta:table-count="0" meta:image-count="0" meta:object-count="0" meta:page-count="6" meta:paragraph-count="184" meta:word-count="1249" meta:character-count="8844" meta:non-whitespace-character-count="7134"/>
  </office:meta>
</office:document-meta>
</file>